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background-color="#ffff99"/>
    </style:style>
    <style:style style:name="P2" style:family="paragraph" style:parent-style-name="Standard">
      <style:text-properties fo:background-color="#ffff99"/>
    </style:style>
    <style:style style:name="T1" style:family="text">
      <style:text-properties fo:background-color="#fff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ible</text:p>
      <text:p text:style-name="Standard"><text:a xlink:type="simple" xlink:href="https://www.udemy.com/share/1004RwBkQYcFxaRHQ=/?xref=E0Qccl9QTX0JSV82AT0GJVUWTx4dChQ%2BVFE" text:style-name="Internet_20_link" text:visited-style-name="Visited_20_Internet_20_Link"><text:span text:style-name="T1">https://www.udemy.com/share/1004RwBkQYcFxaRHQ=/?xref=E0Qccl9QTX0JSV82AT0GJVUWTx4dChQ%2BVFE</text:span></text:a><text:span text:style-name="T1">=</text:span></text:p>
      <text:p text:style-name="Standard"/>
      <text:p text:style-name="Standard"/>
      <text:p text:style-name="P1">Docker and Kub</text:p>
      <text:p text:style-name="Standard"><text:a xlink:type="simple" xlink:href="https://www.udemy.com/share/100r4uBkQYcFxaRHQ=/?xref=E0Qccl9QTX0JSV82AT0GJVUWTx4dChQ%2BVFE" text:style-name="Internet_20_link" text:visited-style-name="Visited_20_Internet_20_Link"><text:span text:style-name="T1">https://www.udemy.com/share/100r4uBkQYcFxaRHQ=/?xref=E0Qccl9QTX0JSV82AT0GJVUWTx4dChQ%2BVFE</text:span></text:a><text:span text:style-name="T1">=</text:span></text:p>
      <text:p text:style-name="Standard"/>
      <text:p text:style-name="Standard"/>
      <text:p text:style-name="Standard">python 10 real worl application</text:p>
      <text:p text:style-name="Standard"><text:a xlink:type="simple" xlink:href="https://www.udemy.com/share/1000ikBkQYcFxaRHQ=/?xref=E0Qccl9QTX0JSV82AT0GJVUWTx4dChQ%2BVFE" text:style-name="Internet_20_link" text:visited-style-name="Visited_20_Internet_20_Link">https://www.udemy.com/share/1000ikBkQYcFxaRHQ=/?xref=E0Qccl9QTX0JSV82AT0GJVUWTx4dChQ%2BVFE</text:a>=</text:p>
      <text:p text:style-name="Standard"/>
      <text:p text:style-name="Standard"/>
      <text:p text:style-name="P1">Complete python bootcamp</text:p>
      <text:p text:style-name="Standard"><text:a xlink:type="simple" xlink:href="https://www.udemy.com/share/100058BkQYcFxaRHQ=/?xref=E0Qccl9QTX0JSV82AT0GJVUWTx4dChQ%2BVFE" text:style-name="Internet_20_link" text:visited-style-name="Visited_20_Internet_20_Link"><text:span text:style-name="T1">https://www.udemy.com/share/100058BkQYcFxaRHQ=/?xref=E0Qccl9QTX0JSV82AT0GJVUWTx4dChQ%2BVFE</text:span></text:a><text:span text:style-name="T1">=</text:span></text:p>
      <text:p text:style-name="Standard"/>
      <text:p text:style-name="Standard"/>
      <text:p text:style-name="Standard">splunk</text:p>
      <text:p text:style-name="Standard"><text:a xlink:type="simple" xlink:href="https://www.udemy.com/share/1000S8BkQYcFxaRHQ=/?xref=E0Qccl9QTX0JSV82AT0GJVUWTx4dChQ%2BVFE" text:style-name="Internet_20_link" text:visited-style-name="Visited_20_Internet_20_Link">https://www.udemy.com/share/1000S8BkQYcFxaRHQ=/?xref=E0Qccl9QTX0JSV82AT0GJVUWTx4dChQ%2BVFE</text:a>=</text:p>
      <text:p text:style-name="Standard"/>
      <text:p text:style-name="Standard"/>
      <text:p text:style-name="Standard">selenium</text:p>
      <text:p text:style-name="Standard"><text:a xlink:type="simple" xlink:href="https://www.udemy.com/share/1000iABkQYcFxaRHQ=/?xref=E0Qccl9QTX0JSV82AT0GJVUWTx4dChQ%2BVFE" text:style-name="Internet_20_link" text:visited-style-name="Visited_20_Internet_20_Link">https://www.udemy.com/share/1000iABkQYcFxaRHQ=/?xref=E0Qccl9QTX0JSV82AT0GJVUWTx4dChQ%2BVFE</text:a>=<text:tab/></text:p>
      <text:p text:style-name="Standard"/>
      <text:p text:style-name="Standard"/>
      <text:p text:style-name="Standard">Linux</text:p>
      <text:p text:style-name="Standard"><text:a xlink:type="simple" xlink:href="https://www.udemy.com/share/1003usBkQYcFxaRHQ=/?xref=E0Qccl9QTX0JSV82AT0GJVUWTx4dChQ%2BVFE" text:style-name="Internet_20_link" text:visited-style-name="Visited_20_Internet_20_Link">https://www.udemy.com/share/1003usBkQYcFxaRHQ=/?xref=E0Qccl9QTX0JSV82AT0GJVUWTx4dChQ%2BVFE</text:a>=</text:p>
      <text:p text:style-name="Standard"/>
      <text:p text:style-name="Standard"/>
      <text:p text:style-name="Standard">Shell Scripting</text:p>
      <text:p text:style-name="Standard"><text:a xlink:type="simple" xlink:href="https://www.udemy.com/share/1014QMBkQYcFxaRHQ=/?xref=E0Qccl9QTX0JSV82AT0GJVUWTx4dChQ%2BVFE" text:style-name="Internet_20_link" text:visited-style-name="Visited_20_Internet_20_Link">https://www.udemy.com/share/1014QMBkQYcFxaRHQ=/?xref=E0Qccl9QTX0JSV82AT0GJVUWTx4dChQ%2BVFE</text:a>=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 Kundu</meta:initial-creator>
    <meta:creation-date>2019-08-23T18:20:50</meta:creation-date>
    <dc:date>2019-08-28T19:54:55</dc:date>
    <dc:creator>Amit Kundu</dc:creator>
    <meta:editing-duration>PT58M17S</meta:editing-duration>
    <meta:editing-cycles>3</meta:editing-cycles>
    <meta:generator>OpenOffice/4.1.6$Unix OpenOffice.org_project/416m1$Build-9790</meta:generator>
    <meta:document-statistic meta:table-count="0" meta:image-count="0" meta:object-count="0" meta:page-count="1" meta:paragraph-count="16" meta:word-count="25" meta:character-count="840"/>
  </office:meta>
</office:document-meta>
</file>